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background" style:vertical-pos="from-top" loext:vertical-rel="page-content-bottom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paragraph" draw:z-index="0" draw:style-name="gr1" draw:text-style-name="P1" svg:width="10cm" svg:height="10cm" svg:x="0cm" svg:y="-10.998cm"><text:p/></draw:rect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4-29T12:17:49.871240271</meta:creation-date>
    <dc:date>2020-04-29T12:18:11.772861087</dc:date>
    <dc:creator>Miklos Vajna</dc:creator>
    <meta:editing-duration>PT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0.0.0.alpha0$Linux_X86_64 LibreOffice_project/ee8fd5f8517556cb843f59a149c2c1f303c5db42</meta:generator>
  </office:meta>
</office:document-meta>
</file>